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Įprastasis" style:master-page-name="MP0" style:family="paragraph">
      <style:paragraph-properties fo:break-before="page" fo:text-align="justify" fo:text-indent="0.9in"/>
    </style:style>
    <style:style style:name="T2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3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4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5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7" style:parent-style-name="Įprastasis" style:family="paragraph">
      <style:paragraph-properties fo:text-align="justify" fo:text-indent="0.9in"/>
    </style:style>
    <style:style style:name="T8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9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0" style:parent-style-name="Įprastasis" style:family="paragraph">
      <style:paragraph-properties fo:text-align="justify" fo:text-indent="0.9in"/>
    </style:style>
    <style:style style:name="T11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2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3" style:parent-style-name="Įprastasis" style:family="paragraph">
      <style:paragraph-properties fo:text-align="justify" fo:text-indent="0.9in"/>
    </style:style>
    <style:style style:name="T14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5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</office:automatic-styles>
  <office:body>
    <office:text text:use-soft-page-breaks="true">
      <text:p text:style-name="P1"><text:span text:style-name="T2">MELO</text:span><text:span text:style-name="T3"><text:s/>drakonas – gimimo laikotarpiai: 1986.02.28-1986.11.23</text:span></text:p>
      <text:p text:style-name="P4"><text:tab/><text:tab/><text:tab/><text:s/>1995.01.03-1995.09.28</text:p>
      <text:p text:style-name="P5"><text:tab/><text:tab/><text:tab/><text:s/>2003.11.08-2004.08.03</text:p>
      <text:p text:style-name="P6"><text:tab/><text:tab/><text:tab/><text:s text:c="2"/>.......</text:p>
      <text:p text:style-name="P7"><text:span text:style-name="T8">Ydos esmė</text:span><text:span text:style-name="T9"><text:s/>– veikiamas Juodojo Mėnulio Merkurijus į žmogaus gyvenimą įneša daug melo, iškraipytos informacijos, nesusipratimų, proto klaidų, išdarko susikaupimą ir koncentraciją, mintis nuspalvina negatyvumu, netgi veda prie ilgapirščio duonos. Pažintinis loginis intelektas pažeistas.<text:s/></text:span></text:p>
      <text:p text:style-name="P10"><text:span text:style-name="T11">Palėptas talentas:<text:s/></text:span><text:span text:style-name="T12">žmogus puikiai pagauna kitus meluojant, šmeižiant, sukčiaujant; jo nebeįmanoma apgauti; jei kas nors žmogų šmeižia, niekas tuo netiki; žodis turi didžiulę galią, todėl gali praktikuoti žodžio magiją; ką pasako, tas ir išsipildo; stipri maldos galia.</text:span></text:p>
      <text:p text:style-name="P13"><text:span text:style-name="T14">Nuodėmingas mąstymo modelis</text:span><text:span text:style-name="T15"><text:s/>(drugelio efektas; teisimas; negatyvumas; skubėjimas; kalbos defektai; intrigos; vagystės; plepėjimas; išsiblaškymas; sukčiavimas). Pvz, kaip drugelio efektas apimtų: stengiuosi nepraleisti jokių seminarų, kursų mokymų, nors praktikuoti laiko nelieka. Visada po paskaitos einu pas lektorių išsiaiškinti, kodėl jo mokymo detalės skiriasi nuo kito lektoriaus mokymo. Svarbiausia sužinoti, o kur panaudoti, savaime atsiras.<text:s/></text:span></text:p>
      <text:p text:style-name="P16">Kad nugalėti ydą būtina įgyti priešingų savybių. Padės šaulio principai (mokymas; praktiškas panaudojimas; informacijos sujungimas; sisteminimas; filtrai; kalbėjimas priešingai).<text:s/></text:p>
      <text:p text:style-name="Įprastas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paragraph-properties fo:line-height="104%"/>
      <style:text-properties style:font-name="Calibri" style:font-name-asian="Calibri" style:font-name-complex="Times New Roman" fo:hyphenate="false"/>
    </style:style>
    <style:style style:name="Numatytasispastraiposšriftas" style:display-name="Numatytasis pastraipos šrifta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rgita  Jurėnienė</meta:initial-creator>
    <dc:creator>Jurgita  Jurėnienė</dc:creator>
    <meta:creation-date>2022-02-15T09:58:00Z</meta:creation-date>
    <dc:date>2022-02-15T09:58:00Z</dc:date>
    <meta:template xlink:href="Normal.dotm" xlink:type="simple"/>
    <meta:editing-cycles>2</meta:editing-cycles>
    <meta:editing-duration>PT0S</meta:editing-duration>
    <meta:document-statistic meta:page-count="1" meta:paragraph-count="2" meta:word-count="834" meta:character-count="1308" meta:row-count="3" meta:non-whitespace-character-count="476"/>
  </office:meta>
</office:document-meta>
</file>